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7FA000004A832E9329E.svm"/>
  <manifest:file-entry manifest:media-type="" manifest:full-path="Pictures/2000000700007B19000048A91558DDF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Arial"/>
    </style:style>
    <style:style style:name="P9" style:family="paragraph" style:parent-style-name="Heading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1" style:family="paragraph" style:parent-style-name="Text_20_body">
      <style:paragraph-properties fo:margin-top="0cm" fo:margin-bottom="0.007cm" fo:text-align="start" style:justify-single-word="false"/>
      <style:text-properties fo:font-size="18pt" style:font-size-asian="18pt" style:font-size-complex="18pt"/>
    </style:style>
    <style:style style:name="P12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13" style:family="paragraph" style:parent-style-name="Heading_20_1">
      <style:paragraph-properties fo:text-align="start" style:justify-single-word="false" fo:break-before="page"/>
      <style:text-properties fo:font-size="18pt" style:font-size-asian="18pt" style:font-size-complex="18pt"/>
    </style:style>
    <style:style style:name="P14" style:family="paragraph" style:parent-style-name="Heading_20_1">
      <style:paragraph-properties fo:text-align="start" style:justify-single-word="false" fo:break-before="page"/>
      <style:text-properties fo:font-size="18pt" fo:language="ru" fo:country="RU" style:font-size-asian="18pt" style:font-size-complex="18pt"/>
    </style:style>
    <style:style style:name="P15" style:family="paragraph" style:parent-style-name="Heading_20_1">
      <style:paragraph-properties fo:break-before="page"/>
      <style:text-properties fo:language="ru" fo:country="RU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text-align="start" style:justify-single-word="false"/>
      <style:text-properties fo:font-size="18pt" fo:language="ru" fo:country="RU" style:font-size-asian="18pt" style:font-size-complex="18pt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20pt" fo:language="en" fo:country="US" fo:font-weight="normal" style:font-size-asian="20pt" style:font-weight-asian="normal" style:font-size-complex="20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333333" fo:font-size="12pt" fo:letter-spacing="normal" fo:font-style="normal" fo:font-weight="normal"/>
    </style:style>
    <style:style style:name="T4" style:family="text">
      <style:text-properties fo:font-variant="normal" fo:text-transform="none" style:use-window-font-color="true" style:text-line-through-style="none" style:font-name="Times New Roman" fo:letter-spacing="normal" fo:font-style="normal" style:text-underline-style="none" fo:font-weight="normal" style:text-blinking="false" fo:background-color="#ffffff"/>
    </style:style>
    <style:style style:name="T5" style:family="text">
      <style:text-properties fo:font-size="18pt" fo:language="ru" fo:country="RU" style:font-size-asian="18pt" style:font-size-complex="18pt"/>
    </style:style>
    <style:style style:name="T6" style:family="text">
      <style:text-properties fo:color="#000000" style:font-name="Verdana" fo:font-size="12pt" fo:letter-spacing="normal" fo:language="ru" fo:country="RU" fo:font-weight="normal"/>
    </style:style>
    <style:style style:name="T7" style:family="text">
      <style:text-properties fo:color="#000000" style:font-name="Verdana" fo:font-size="12pt" fo:letter-spacing="normal" fo:language="en" fo:country="US" fo:font-weight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НАУКИ И ВЫСШЕГО ОБРАЗОВАНИЯ РОССИЙСКОЙ ФЕДЕРАЦИИ</text:p>
      <text:p text:style-name="P1"/>
      <text:p text:style-name="P8"><text:span text:style-name="T3">федеральное государственное автономное образовательное учреждение высшего образования «Национальный исследовательский университет ИТМО»</text:span> </text:p>
      <text:p text:style-name="P1"/>
      <text:p text:style-name="P1">ФАКУЛЬТЕТ <text:span text:style-name="T1">ПРОГРАММНОЙ ИНЖЕНЕРИИ И КОМПЬЮТЕРНОЙ ТЕХНИКИ</text:span> </text:p>
      <text:p text:style-name="P1"/>
      <text:p text:style-name="P1"/>
      <text:p text:style-name="P2">ЛАБОРАТОРНАЯ РАБОТА №4</text:p>
      <text:p text:style-name="P4">по дисциплине</text:p>
      <text:p text:style-name="P4">«<text:span text:style-name="T1">Информатика</text:span>»<text:line-break/></text:p>
      <text:p text:style-name="P4">Вариант № 3673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:</text:p>
      <text:p text:style-name="P5">Студент группы <text:span text:style-name="T2">P3116</text:span></text:p>
      <text:p text:style-name="P6">Козодой Андрей Сергеевич</text:p>
      <text:p text:style-name="P3">Преподаватель:</text:p>
      <text:p text:style-name="P10"><text:a xlink:type="simple" xlink:href="https://my.itmo.ru/persons/267649" office:target-frame-name="_blank" xlink:show="new" text:style-name="Internet_20_link" text:visited-style-name="Visited_20_Internet_20_Link"><text:span text:style-name="T4">Машина Екатерина Алексеевна</text:span></text:a></text:p>
      <text:p text:style-name="P6"/>
      <text:p text:style-name="P6"/>
      <text:p text:style-name="P6"/>
      <text:p text:style-name="P7"/>
      <text:p text:style-name="P7"/>
      <text:p text:style-name="P7">Санкт-Петербург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7">Задание<text:tab/>3</text:p>
          <text:p text:style-name="P17">Этапы выполнения<text:tab/>4</text:p>
          <text:p text:style-name="P17">Вывод<text:tab/>5</text:p>
          <text:p text:style-name="P17">Используемые источники<text:tab/>6</text:p>
        </text:index-body>
      </text:table-of-content>
      <text:p text:style-name="P7"/>
      <text:h text:style-name="P13" text:outline-level="1">Задание</text:h>
      <text:p text:style-name="P20"><draw:frame draw:style-name="fr1" draw:name="Врезка1" text:anchor-type="paragraph" svg:width="16.999cm" draw:z-index="0"><draw:text-box fo:min-height="10.033cm"><text:p text:style-name="Drawing"><draw:frame draw:style-name="fr3" draw:name="Графический объект1" text:anchor-type="paragraph" svg:width="16.999cm" svg:height="10.033cm" style:rel-height="scale" draw:z-index="1"><draw:image xlink:href="Pictures/2000000700007B19000048A91558DDF6.svm" xlink:type="simple" xlink:show="embed" xlink:actuate="onLoad"/></draw:frame>Рисунок <text:sequence text:ref-name="refDrawing0" text:name="Drawing" text:formula="ooow:Drawing+1" style:num-format="1">1</text:sequence></text:p></draw:text-box></draw:frame><draw:frame draw:style-name="fr2" draw:name="Врезка2" text:anchor-type="paragraph" svg:x="0cm" svg:y="10.624cm" svg:width="16.999cm" draw:z-index="2"><draw:text-box fo:min-height="0.76cm"><text:p text:style-name="Drawing"><draw:frame draw:style-name="fr3" draw:name="Графический объект2" text:anchor-type="paragraph" svg:width="16.999cm" svg:height="0.76cm" style:rel-height="scale" draw:z-index="3"><draw:image xlink:href="Pictures/20000007000067FA000004A832E9329E.svm" xlink:type="simple" xlink:show="embed" xlink:actuate="onLoad"/></draw:frame>Рисунок <text:sequence text:ref-name="refDrawing1" text:name="Drawing" text:formula="ooow:Drawing+1" style:num-format="1">2</text:sequence></text:p></draw:text-box></draw:frame></text:p>
      <text:h text:style-name="P14" text:outline-level="1">Этапы выполнения</text:h>
      <text:p text:style-name="P19"><text:span text:style-name="T5">Исходный код: </text:span><text:a xlink:type="simple" xlink:href="https://github.com/Deyzer2566/Lab_ITMO/tree/main/Infortatic/4"><text:span text:style-name="T5">https://github.com/Deyzer2566/Lab_ITMO/tree/main/Infortatic/4</text:span></text:a></text:p>
      <text:p text:style-name="P18"/>
      <text:p text:style-name="P11"/>
      <text:h text:style-name="P12" text:outline-level="1">Вывод</text:h>
      <text:p text:style-name="P21">В ходе выполнения лабораторной работы я узнал, что такое языки разметки, что такое форматы обмена информации, и написал программы для конвертации данных из одних форматов в другие.</text:p>
      <text:h text:style-name="P15" text:outline-level="1">Используемые источники</text:h>
      <text:list xml:id="list747442499263596176" text:style-name="L1">
        <text:list-item>
          <text:p text:style-name="P22"><text:span text:style-name="Emphasis"><text:span text:style-name="T7">XML</text:span></text:span><text:span text:style-name="Emphasis"><text:span text:style-name="T6"> [Электронный ресурс]: Википедия. Свободная энциклопедия. – Режим доступа: https://ru.wikipedia.org/wiki/XML (дата обращения: </text:span></text:span><text:span text:style-name="Emphasis"><text:span text:style-name="T7">04.11.2022</text:span></text:span><text:span text:style-name="Emphasis"><text:span text:style-name="T6">).</text:span></text:span><text:span text:style-name="T1"> </text:span></text:p>
        </text:list-item>
        <text:list-item>
          <text:p text:style-name="P22"><text:span text:style-name="Emphasis"><text:span text:style-name="T7">JSON</text:span></text:span><text:span text:style-name="Emphasis"><text:span text:style-name="T6"> [Электронный ресурс]: Википедия. Свободная энциклопедия. – Режим доступа: https://ru.wikipedia.org/wiki/</text:span></text:span><text:span text:style-name="Emphasis"><text:span text:style-name="T7">JSON</text:span></text:span><text:span text:style-name="Emphasis"><text:span text:style-name="T6"> (дата обращения: </text:span></text:span><text:span text:style-name="Emphasis"><text:span text:style-name="T7">04.11.2022</text:span></text:span><text:span text:style-name="Emphasis"><text:span text:style-name="T6">).</text:span></text:span><text:span text:style-name="T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13M35S</meta:editing-duration>
    <meta:editing-cycles>95</meta:editing-cycles>
    <meta:generator>OpenOffice/4.1.3$Win32 OpenOffice.org_project/413m1$Build-9783</meta:generator>
    <dc:date>2022-11-06T13:07:59.58</dc:date>
    <dc:creator>Андрей </dc:creator>
    <meta:document-statistic meta:table-count="0" meta:image-count="2" meta:object-count="0" meta:page-count="6" meta:paragraph-count="28" meta:word-count="125" meta:character-count="1113"/>
    <meta:user-defined meta:name="Info 1"/>
    <meta:user-defined meta:name="Info 2"/>
    <meta:user-defined meta:name="Info 3"/>
    <meta:user-defined meta:name="Info 4"/>
  </office:meta>
</office:document-meta>
</file>